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3.526cm" fo:min-width="2.514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0.732cm" fo:min-width="2.2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0.986cm" fo:min-width="2.514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0.478cm" fo:min-width="2.2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0.351cm" fo:min-width="2.514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0.404cm" fo:min-width="1.424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draw:marker-start-width="0.252cm" draw:marker-end="Arrowheads_20_1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a9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a933" draw:marker-start-width="0.252cm" draw:marker-end="Arrowheads_20_1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fo:font-size="6pt"/>
    </style:style>
    <style:style style:name="P3" style:family="paragraph">
      <loext:graphic-properties draw:fill-color="#ffffff"/>
      <style:paragraph-properties fo:text-align="start"/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51cm" svg:y1="8.509cm" svg:x2="13.589cm" svg:y2="8.509cm">
          <text:p/>
        </draw:line>
        <draw:custom-shape draw:style-name="gr2" draw:text-style-name="P3" draw:layer="layout" svg:width="3.048cm" svg:height="3.81cm" svg:x="2.286cm" svg:y="1.905cm">
          <text:p text:style-name="P2">Applicatio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94cm" svg:height="1.016cm" svg:x="2.54cm" svg:y="2.667cm">
          <text:p text:style-name="P2">Application Lay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94cm" svg:height="1.016cm" svg:x="2.54cm" svg:y="3.683cm">
          <text:p text:style-name="P2">Network Layer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81cm" svg:y1="7.62cm" svg:x2="3.81cm" svg:y2="8.509cm">
          <text:p/>
        </draw:line>
        <draw:line draw:style-name="gr1" draw:text-style-name="P1" draw:layer="layout" svg:x1="11.43cm" svg:y1="7.62cm" svg:x2="11.43cm" svg:y2="8.509cm">
          <text:p/>
        </draw:line>
        <draw:custom-shape draw:style-name="gr4" draw:text-style-name="P3" draw:layer="layout" svg:width="3.048cm" svg:height="1.27cm" svg:x="2.286cm" svg:y="6.35cm">
          <text:p text:style-name="P2">Operating System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794cm" svg:height="0.762cm" svg:x="2.413cm" svg:y="6.858cm">
          <text:p text:style-name="P2">IPv4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94cm" svg:height="1.016cm" svg:x="2.54cm" svg:y="4.699cm">
          <text:p text:style-name="P2">Virtual Link Layer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048cm" svg:height="0.635cm" svg:x="2.286cm" svg:y="5.715cm">
          <text:p text:style-name="P2">Python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032cm" svg:height="0.762cm" svg:x="6.35cm" svg:y="2.54cm">
          <text:p text:style-name="P2">device,99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032cm" svg:height="0.762cm" svg:x="6.35cm" svg:y="3.556cm">
          <text:p text:style-name="P2">network-port,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5.334cm" svg:y1="3.175cm" svg:x2="5.715cm" svg:y2="3.175cm">
          <text:p/>
        </draw:line>
        <draw:line draw:style-name="gr9" draw:text-style-name="P1" draw:layer="layout" svg:x1="5.715cm" svg:y1="2.794cm" svg:x2="6.35cm" svg:y2="2.794cm">
          <text:p/>
        </draw:line>
        <draw:line draw:style-name="gr9" draw:text-style-name="P1" draw:layer="layout" svg:x1="5.715cm" svg:y1="3.81cm" svg:x2="6.35cm" svg:y2="3.81cm">
          <text:p/>
        </draw:line>
        <draw:line draw:style-name="gr10" draw:text-style-name="P1" draw:layer="layout" svg:x1="6.35cm" svg:y1="4.064cm" svg:x2="5.969cm" svg:y2="4.064cm">
          <text:p/>
        </draw:line>
        <draw:line draw:style-name="gr11" draw:text-style-name="P1" draw:layer="layout" svg:x1="5.969cm" svg:y1="4.953cm" svg:x2="5.334cm" svg:y2="4.953cm">
          <text:p/>
        </draw:line>
        <draw:line draw:style-name="gr8" draw:text-style-name="P1" draw:layer="layout" svg:x1="5.715cm" svg:y1="3.81cm" svg:x2="5.715cm" svg:y2="2.794cm">
          <text:p/>
        </draw:line>
        <draw:line draw:style-name="gr10" draw:text-style-name="P1" draw:layer="layout" svg:x1="5.969cm" svg:y1="4.953cm" svg:x2="5.969cm" svg:y2="4.06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2T17:19:12.085036104</meta:creation-date>
    <dc:date>2023-03-14T02:19:00.273237678</dc:date>
    <meta:editing-duration>P1DT8H19M8S</meta:editing-duration>
    <meta:editing-cycles>3</meta:editing-cycles>
    <meta:generator>LibreOffice/7.3.7.2$Linux_X86_64 LibreOffice_project/30$Build-2</meta:generator>
    <meta:document-statistic meta:object-count="19"/>
  </office:meta>
</office:document-meta>
</file>